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9.65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Киргизское</text:p>
            <text:p>название</text:p>
          </table:table-cell>
          <table:table-cell table:style-name="ce1" office:value-type="string">
            <text:p>Подчинённые айылные аймаки (а. а.), города и пгт<text:a xlink:href="https://ru.wikipedia.org/wiki/Административное_деление_Кыргызстана#cite_note-_64b7190672e774ce-8">[8]</text:a></text:p>
          </table:table-cell>
        </table:table-row>
        <table:table-row table:style-name="ro2">
          <table:table-cell office:value-type="string">
            <text:p>Ак-Суу району</text:p>
          </table:table-cell>
          <table:table-cell office:value-type="string">
            <text:p>Ак-Булунский а. а., Ак-Чийский а. а., Берю-Башский а. а., Жыргаланский а. а., Кара-Джалский а. а., Караколский а. а., Кереге-Ташский а. а., Нововознесеновский а. а., Октябрьский а. а., Отрадненский а. а., Тепкенский а. а., Теплоключенский а. а., Челпекский а. а., Энильчекский а. а.</text:p>
          </table:table-cell>
        </table:table-row>
        <table:table-row table:style-name="ro2">
          <table:table-cell office:value-type="string">
            <text:p>Жети-Өгүз району</text:p>
          </table:table-cell>
          <table:table-cell office:value-type="string">
            <text:p>Ак-Дебенский а. а., Ак-Шыйракский а. а., Алдашевский а. а., Барскоонский а. а., Дарканский а. а., Джаргылчакский а. а., Джети-Огузский а. а., Кызыл-Сууский а. а., Липенский а. а., Оргочорский а. а., Светлополянский а. а., Тамгинский а. а., Ырдыкский а. а.</text:p>
          </table:table-cell>
        </table:table-row>
        <table:table-row table:style-name="ro2">
          <table:table-cell office:value-type="string">
            <text:p>Ысык-Көл району</text:p>
          </table:table-cell>
          <table:table-cell table:style-name="ce3" office:value-type="string">
            <text:p>г. <text:a xlink:href="https://ru.wikipedia.org/wiki/Чолпон-Ата">Чолпон-Ата</text:a>, Абдрахмановский а. а., Ананьевский а. а., Бостеринский а. а., Кара-Ойский а. а., Кум-Бельский а. а., Орюктинский а. а., а. а. Садыр Аке, Семеновский а. а., Тамчынский а. а., Темировский а. а., Тору-Айгырский а. а., Чон-Сары-Ойский а. а.</text:p>
          </table:table-cell>
        </table:table-row>
        <table:table-row table:style-name="ro3">
          <table:table-cell office:value-type="string">
            <text:p>Тоң району</text:p>
          </table:table-cell>
          <table:table-cell office:value-type="string">
            <text:p>Ак-Терекский а. а., Болот-Мамбетовский а. а., Каджи-Сайский а. а., Кель-Терский а. а., Кек-Мойнокский а. а., Кюн-Чыгышский а. а., Терт-Кульский а. а., Тонский а. а., Улаколский а. а.</text:p>
          </table:table-cell>
        </table:table-row>
        <table:table-row table:style-name="ro2">
          <table:table-cell office:value-type="string">
            <text:p>Түп району</text:p>
          </table:table-cell>
          <table:table-cell office:value-type="string">
            <text:p>Ак-Булакский а. а., Ак-Булунский а. а., Аралский а. а., Иссык-Кельский а. а., Карасаевский а. а., Кутургинский а. а., Михайловский а. а., Сан-Ташский а. а., Сары-Булакский а. а., Талды-Сууский а. а., Тогуз-Булакский а. а., Тюпский а. а., Чон-Ташский а. а.</text:p>
          </table:table-cell>
        </table:table-row>
        <table:table-row table:style-name="ro4">
          <table:table-cell office:value-type="string">
            <text:p>Балыкчы шаары</text:p>
          </table:table-cell>
          <table:table-cell table:style-name="ce4" office:value-type="string">
            <text:p>пгт <text:a xlink:href="https://ru.wikipedia.org/wiki/Орто-Токой">Орто-Токой</text:a></text:p>
          </table:table-cell>
        </table:table-row>
        <table:table-row table:style-name="ro4">
          <table:table-cell office:value-type="string">
            <text:p>Каракол шаары</text:p>
          </table:table-cell>
          <table:table-cell table:style-name="ce4" office:value-type="string">
            <text:p>пгт <text:a xlink:href="https://ru.wikipedia.org/wiki/Пристань-Пржевальск">Пристань-Пржевальск</text:a></text:p>
          </table:table-cell>
        </table:table-row>
        <table:table-row table:style-name="ro4" table:number-rows-repeated="3">
          <table:table-cell table:style-name="Default" table:number-columns-repeated="2"/>
        </table:table-row>
        <table:table-row table:style-name="ro1">
          <table:table-cell table:style-name="ce1" office:value-type="string">
            <text:p>Киргизское</text:p>
            <text:p>название</text:p>
          </table:table-cell>
          <table:table-cell table:style-name="ce1" office:value-type="string">
            <text:p>Подчинённые айылные аймаки (а. а.) и города<text:a xlink:href="https://ru.wikipedia.org/wiki/Административное_деление_Кыргызстана#cite_note-_e0400e0f0ce3b059-9">[9]</text:a></text:p>
          </table:table-cell>
        </table:table-row>
        <table:table-row table:style-name="ro2">
          <table:table-cell office:value-type="string">
            <text:p>Ак-Талаа району</text:p>
          </table:table-cell>
          <table:table-cell office:value-type="string">
            <text:p>Ак-Талский а. а., Ак-Чийский а. а., Баетовский а. а., Джаны-Талапский а. а., Жерге-Тальский а. а., Кара-Бюргенский а. а., Кек-Джарский а. а., Конорчокский а. а., Кош-Дебенский а. а., Кызыл-Белесский а. а., Терекский а. а., Тоголок-Молдоский а. а., Угутский а. а.</text:p>
          </table:table-cell>
        </table:table-row>
        <table:table-row table:style-name="ro3">
          <table:table-cell office:value-type="string">
            <text:p>Ат-Башы району</text:p>
          </table:table-cell>
          <table:table-cell office:value-type="string">
            <text:p>Ак-Джарский а. а., Ак-Талинский а. а., Ак-Моюнский а. а., Ак-Музский а. а., Ат-Башынский а. а., Ача-Каиндинский а. а., Баш-Каиндинский а. а., Казыбекский а. а., Кара-Коюнский а. а., Кара-Сууский а. а., Талды-Сууский а. а.</text:p>
          </table:table-cell>
        </table:table-row>
        <table:table-row table:style-name="ro2">
          <table:table-cell office:value-type="string">
            <text:p>Жумгал району</text:p>
          </table:table-cell>
          <table:table-cell office:value-type="string">
            <text:p>Байзаковский а. а., Баш-Куугандынский а. а., Джаны-Арыкский а. а., Джумгальский а. а., Кабакский а. а., Кек-Ойский а. а., Куйручукский а. а., Кызыл-Жылдызский а. а., Мин-Кушский а. а., Суюмбаевский а. а., Тугол-Сайский а. а., Чаекский а. а., Чон-Добонский а. а.</text:p>
          </table:table-cell>
        </table:table-row>
        <table:table-row table:style-name="ro3">
          <table:table-cell office:value-type="string">
            <text:p>Кочкор району</text:p>
          </table:table-cell>
          <table:table-cell office:value-type="string">
            <text:p>Ак-Кыянский а. а., Кара-Сууский а. а., Кок-Жарский а. а., Кочкорский а. а., Кош-Дебенский а. а., Кум-Дебенский а. а., Сары-Булакский а. а., Семиз-Бельский а. а., Сон-Кульский а. а., Талаа-Булакский а. а., Чолпонский а. а.</text:p>
          </table:table-cell>
        </table:table-row>
        <table:table-row table:style-name="ro2">
          <table:table-cell office:value-type="string">
            <text:p>Нарын району</text:p>
          </table:table-cell>
          <table:table-cell office:value-type="string">
            <text:p>Ак-Кудукский а. а., Дебелинский а. а., Джан-Булакский а. а., Джергеталский а. а., Достукский а. а., Казан-Куйганский а. а., Кара-Куджурский а. а., Мин-Булакский а. а., Он-Арчинский а. а., Ортокский а. а., Сары-Ойский а. а., Учкунский а. а., Чет-Нуринский а. а., Эмгек-Талинский а. а., Эмгекчильский а. а.</text:p>
          </table:table-cell>
        </table:table-row>
        <table:table-row table:style-name="ro4">
          <table:table-cell office:value-type="string">
            <text:p>Нарын шаары</text:p>
          </table:table-cell>
          <table:table-cell table:style-name="Default"/>
        </table:table-row>
        <table:table-row table:style-name="ro4" table:number-rows-repeated="3">
          <table:table-cell table:style-name="Default" table:number-columns-repeated="2"/>
        </table:table-row>
        <table:table-row table:style-name="ro1">
          <table:table-cell table:style-name="ce1" office:value-type="string">
            <text:p>Киргизское</text:p>
            <text:p>название</text:p>
          </table:table-cell>
          <table:table-cell table:style-name="ce1" office:value-type="string">
            <text:p>Подчинённые айылные аймаки (а. а.) и города<text:a xlink:href="https://ru.wikipedia.org/wiki/Административное_деление_Кыргызстана#cite_note-_fbe62f800c0d7a8c-10">[10]</text:a></text:p>
          </table:table-cell>
        </table:table-row>
        <table:table-row table:style-name="ro2">
          <table:table-cell office:value-type="string">
            <text:p>Алай району</text:p>
          </table:table-cell>
          <table:table-cell office:value-type="string">
            <text:p>Алайский им. К. Белебаева а. а., Будалыкский а. а., Бюлелинский а. а., Гульчинский а. а., Джошолунский а. а., Конур-Добонский а. а., Кабылан-Колский а. а., Корульский а. а., Ленинский а. а., Сары-Моголский а. а., Сары-Ташский а. а., Талды-Сууский а. а., Уч-Дебенский а. а.</text:p>
          </table:table-cell>
        </table:table-row>
        <table:table-row table:style-name="ro3">
          <table:table-cell office:value-type="string">
            <text:p>Араван району</text:p>
          </table:table-cell>
          <table:table-cell office:value-type="string">
            <text:p>Алля-Анаровский а. а., Керме-Тооскийский а. а., Мангытский а. а., Нурабадский а. а., С.-Юсуповский а. а., Тео-Моюнский а. а., Тепе-Коргонский а. а., Чек-Абадский а. а.</text:p>
          </table:table-cell>
        </table:table-row>
        <table:table-row table:style-name="ro2">
          <table:table-cell office:value-type="string">
            <text:p>Кара-Кулжа району</text:p>
          </table:table-cell>
          <table:table-cell office:value-type="string">
            <text:p>Алайкууский а. а., Капчыгайский а. а., Карагузский а. а., Кара-Кочкорский а. а., Кара-Кульджинский а. а., Кашка-Жолский а. а., Кенешский а. а., Кызыл-Жарский а. а., Ой-Талский а. а., Сары-Булакский а. а., Чалминский а. а., Ылай-Талинский а. а.</text:p>
          </table:table-cell>
        </table:table-row>
        <table:table-row table:style-name="ro5">
          <table:table-cell office:value-type="string">
            <text:p>Кара-Суу району</text:p>
          </table:table-cell>
          <table:table-cell table:style-name="ce3" office:value-type="string">
            <text:p>г. <text:a xlink:href="https://ru.wikipedia.org/wiki/Кара-Суу">Кара-Суу</text:a>, Ак-Ташский а. а., Джаны-Арыкский а. а., Жоошский а. а., Катта-Талдыкский а. а., Кашгар-Кыштакский а. а., Кызыл-Кыштакский а. а., Кызыл-Сууский а. а., Мадынский а. а., Наримановский а. а., Отуз-Адырский а. а., Папанский а. а., Савайский а. а., Сарайский а. а., Сары-Колотский а. а., Телейкенский а. а., Шаркский а. а.</text:p>
          </table:table-cell>
        </table:table-row>
        <table:table-row table:style-name="ro6">
          <table:table-cell office:value-type="string">
            <text:p>Ноокат району</text:p>
          </table:table-cell>
          <table:table-cell table:style-name="ce3" office:value-type="string">
            <text:p>г. <text:a xlink:href="https://ru.wikipedia.org/wiki/Ноокат">Ноокат</text:a>, Бельский а. а., Гюльстанский а. а., Джаны-Ноокатский а. а., а. а. им. Токтомата Зулпуева, Исановский а. а., Кара-Ташский а. а., Кенешский а. а., Кок-Бельский а. а., Кулатовский а. а., Кызыл-Октябрьский а. а., Кыргыз-Атинский а. а., Мирмахмудовский а. а., Найманский а. а., Он-Эки-Бельский а. а., Теелес а. а., Ынтымакский а. а.</text:p>
          </table:table-cell>
        </table:table-row>
        <table:table-row table:style-name="ro5">
          <table:table-cell office:value-type="string">
            <text:p>Өзгөн району</text:p>
          </table:table-cell>
          <table:table-cell table:style-name="ce3" office:value-type="string">
            <text:p>г. <text:a xlink:href="https://ru.wikipedia.org/wiki/Узген">Узген</text:a>, Ак-Джарский а. а., Алтын-Булакский а. а., Баш-Дебенский а. а., Ден-Булакский а. а., Джалпак-Ташский а. а., Джыландынский а. а., Заргерский а. а., Жазыский а. а., Ийри-Сууский а. а., Кара-Ташский а. а., Кароолский а. а., Кельдюкский а. а., Курбашский а. а., Кызыл-Октябрьский а. а., Кызыл-Тооский а. а., Мырза-Акинский а. а., Саламаликский а. а., Терт-Кельский а. а., Чангетский а. а.ъ</text:p>
          </table:table-cell>
        </table:table-row>
        <table:table-row table:style-name="ro4">
          <table:table-cell office:value-type="string">
            <text:p>Чоң Алай району</text:p>
          </table:table-cell>
          <table:table-cell office:value-type="string">
            <text:p>Жекендинский а. а., Кашка-Сууский а. а., Чон-Алайский а. а.</text:p>
          </table:table-cell>
        </table:table-row>
        <table:table-row table:style-name="ro4" table:number-rows-repeated="3">
          <table:table-cell table:style-name="Default" table:number-columns-repeated="2"/>
        </table:table-row>
        <table:table-row table:style-name="ro1">
          <table:table-cell table:style-name="ce1" office:value-type="string">
            <text:p>Киргизское</text:p>
            <text:p>название</text:p>
          </table:table-cell>
          <table:table-cell table:style-name="ce1" office:value-type="string">
            <text:p>Подчинённые айылные аймаки (а. а.) и города<text:a xlink:href="https://ru.wikipedia.org/wiki/Административное_деление_Кыргызстана#cite_note-_12b0fade9828ae40-11">[11]</text:a></text:p>
          </table:table-cell>
        </table:table-row>
        <table:table-row table:style-name="ro7">
          <table:table-cell office:value-type="string">
            <text:p>Бакай-Ата району</text:p>
          </table:table-cell>
          <table:table-cell office:value-type="string">
            <text:p>Ак-Дебенский а. а., Акназаровский а. а., Боо-Терекский а. а., Кен-Аралский а. а., Ленинпольский а. а., Мин-Булакский а. а., Озгерюшский а. а., Ороский а. а., Шадыканский а. а.</text:p>
          </table:table-cell>
        </table:table-row>
        <table:table-row table:style-name="ro3">
          <table:table-cell office:value-type="string">
            <text:p>Кара-Буура району</text:p>
          </table:table-cell>
          <table:table-cell office:value-type="string">
            <text:p>Ак-Чийский а. а., Аманбаевский а. а., Бакайырский а. а., Бакыянский а. а., Бейшекенский а. а., Кара-Бууринский а. а., Кек-Сайский а. а., Маймакский а. а., Чолпонбайский а. а., Шекерский а. а.</text:p>
          </table:table-cell>
        </table:table-row>
        <table:table-row table:style-name="ro1">
          <table:table-cell office:value-type="string">
            <text:p>Манас району</text:p>
          </table:table-cell>
          <table:table-cell office:value-type="string">
            <text:p>Каиндинский а. а., Киргизия а. а., Майский а. а., Покровский а. а., Уч-Коргонский а. а.</text:p>
          </table:table-cell>
        </table:table-row>
        <table:table-row table:style-name="ro2">
          <table:table-cell office:value-type="string">
            <text:p>Талас району</text:p>
          </table:table-cell>
          <table:table-cell office:value-type="string">
            <text:p>Айдаралиевский а. а., Аралский а. а., Бекмолдоевский а. а., Бердике Баатыра а. а., Джергеталский а. а., Долонский а. а., Калбинский а. а., Кара-Суйский а. а., Кок-Ойский а. а., Куугандинский а. а., Нуржановский а. а., Омуралиевский а. а., Осмонкуловский а. а.</text:p>
          </table:table-cell>
        </table:table-row>
        <table:table-row table:style-name="ro8">
          <table:table-cell office:value-type="string">
            <text:p>Талас шаары</text:p>
          </table:table-cell>
          <table:table-cell table:style-name="ce5"/>
        </table:table-row>
        <table:table-row table:style-name="ro4">
          <table:table-cell table:style-name="Default" table:number-columns-repeated="2"/>
        </table:table-row>
        <table:table-row table:style-name="ro4" table:number-rows-repeated="4">
          <table:table-cell table:style-name="Default" table:number-columns-repeated="2"/>
        </table:table-row>
        <table:table-row table:style-name="ro1">
          <table:table-cell table:style-name="ce1" office:value-type="string">
            <text:p>Киргизское</text:p>
            <text:p>название</text:p>
          </table:table-cell>
          <table:table-cell table:style-name="ce1" office:value-type="string">
            <text:p>Подчинённые</text:p>
            <text:p>айылные аймаки (а. а.), города и пгт<text:a xlink:href="https://ru.wikipedia.org/wiki/Административное_деление_Кыргызстана#cite_note-_25b1e93809bf77ad-7">[7]</text:a></text:p>
          </table:table-cell>
        </table:table-row>
        <table:table-row table:style-name="ro2">
          <table:table-cell office:value-type="string">
            <text:p>Аксы району</text:p>
          </table:table-cell>
          <table:table-cell table:style-name="ce3" office:value-type="string">
            <text:p>г. <text:a xlink:href="https://ru.wikipedia.org/wiki/Кербен_(Киргизия)">Кербен</text:a>, Авлетимский а. а., Ак-Жолский а. а., Ак-Сууский а. а., Джаны-Джольский а. а., Джерге-Талский а. а., Кара-Жыгачский а. а., Кара-Сууский а. а., Кашка-Сууский а. а., Кызыл-Тууский а. а., Мавляновский а. а., Назарлиевский а. а.</text:p>
          </table:table-cell>
        </table:table-row>
        <table:table-row table:style-name="ro7">
          <table:table-cell office:value-type="string">
            <text:p>Ала-Бука району</text:p>
          </table:table-cell>
          <table:table-cell office:value-type="string">
            <text:p>Ак-Коргонский а. а., Ак-Тамский а. а., Ала-Букинский а. а., Кек-Серекский а. а., Кек-Ташский а. а., Оруктунский а. а., Первомайский а. а., Торогелди-Балтагуловский а. а.</text:p>
          </table:table-cell>
        </table:table-row>
        <table:table-row table:style-name="ro2">
          <table:table-cell office:value-type="string">
            <text:p>Базар-Коргон району</text:p>
          </table:table-cell>
          <table:table-cell office:value-type="string">
            <text:p>Акманский а. а., Арстанбапский а. а., Базар-Коргонский а. а., Бешик-Жонский а. а., Кенешский а. а., Кызыл-Ункюрский а. а., Моголский а. а., Сайдыкумский а. а., Талдуу-Булакский а. а.</text:p>
            <text:p>Балтагуловский а. а.</text:p>
          </table:table-cell>
        </table:table-row>
        <table:table-row table:style-name="ro7">
          <table:table-cell office:value-type="string">
            <text:p>Ноокен району</text:p>
          </table:table-cell>
          <table:table-cell table:style-name="ce3" office:value-type="string">
            <text:p>г. <text:a xlink:href="https://ru.wikipedia.org/wiki/Кочкор-Ата">Кочкор-Ата</text:a>, Аралский а. а., Бюргендинский а. а., Достукский а. а., Массынский а. а., Момбековский а. а., Ноокатский а. а., Сакалдинский а. а., Шайданский а. а.</text:p>
          </table:table-cell>
        </table:table-row>
        <table:table-row table:style-name="ro2">
          <table:table-cell office:value-type="string">
            <text:p>Сузак району</text:p>
          </table:table-cell>
          <table:table-cell table:style-name="ce3" office:value-type="string">
            <text:p>г. <text:a xlink:href="https://ru.wikipedia.org/wiki/Кок-Джангак">Кок-Джангак</text:a>, Багышский а. а., Барпынский а. а., Кара-Алминский а. а., Кара-Дарыянский а. а., Кегартский а. а., Курманбекский а. а., Кыз-Кельский а. а., Кызыл-Тууский а. а., Ленинский а. а., Сайпидин-Атабековский а. а., Сузакский а. а., Таш-Булакский а. а., Ырысский а. а.</text:p>
          </table:table-cell>
        </table:table-row>
        <table:table-row table:style-name="ro1">
          <table:table-cell office:value-type="string">
            <text:p>Тогуз-Торо району</text:p>
          </table:table-cell>
          <table:table-cell office:value-type="string">
            <text:p>Атайский а. а., Каргалыкский а. а., Кок-Иримский а. а., Сары-Булунский а. а., Тогуз-Тороуский а. а.</text:p>
          </table:table-cell>
        </table:table-row>
        <table:table-row table:style-name="ro2">
          <table:table-cell office:value-type="string">
            <text:p>Токтогул району</text:p>
          </table:table-cell>
          <table:table-cell table:style-name="ce3" office:value-type="string">
            <text:p>г. <text:a xlink:href="https://ru.wikipedia.org/wiki/Токтогул">Токтогул</text:a>, Абды-Суеркуловский а. а., Аралбаевский а. а., Бель-Алдынский а. а., Джаны-Джольский а. а., Кетмень-Дебенский а. а., Кызыл-Озгорушский а. а., Ничке-Сайский а. а., Сары-Камышский а. а., Уч-Терекский а. а., Чолпон-Атинский а. а.</text:p>
          </table:table-cell>
        </table:table-row>
        <table:table-row table:style-name="ro1">
          <table:table-cell office:value-type="string">
            <text:p>Чаткал району</text:p>
          </table:table-cell>
          <table:table-cell office:value-type="string">
            <text:p>Каныш-Кыянский а. а., Сумсарский а. а., Терек-Сайский а. а., Чаткальский а. а.</text:p>
          </table:table-cell>
        </table:table-row>
        <table:table-row table:style-name="ro4">
          <table:table-cell office:value-type="string">
            <text:p>Жалал-Абад шаары</text:p>
          </table:table-cell>
          <table:table-cell table:style-name="ce6"/>
        </table:table-row>
        <table:table-row table:style-name="ro4">
          <table:table-cell office:value-type="string">
            <text:p>Кара-Көл шаары</text:p>
          </table:table-cell>
          <table:table-cell table:style-name="ce4" office:value-type="string">
            <text:p>пгт <text:a xlink:href="https://ru.wikipedia.org/wiki/Кетмен-Тебе">Кетмен-Тебе</text:a></text:p>
          </table:table-cell>
        </table:table-row>
        <table:table-row table:style-name="ro4">
          <table:table-cell office:value-type="string">
            <text:p>Майлуу-Суу шаары</text:p>
          </table:table-cell>
          <table:table-cell table:style-name="ce4" office:value-type="string">
            <text:p>пгт <text:a xlink:href="https://ru.wikipedia.org/wiki/Кек-Таш_(посёлок)">Кек-Таш</text:a></text:p>
          </table:table-cell>
        </table:table-row>
        <table:table-row table:style-name="ro4">
          <table:table-cell office:value-type="string">
            <text:p>Таш-Көмүр шаары</text:p>
          </table:table-cell>
          <table:table-cell table:style-name="ce4" office:value-type="string">
            <text:p>пгт <text:a xlink:href="https://ru.wikipedia.org/wiki/Кызыл-Джар">Кызыл-Джар</text:a>, пгт <text:a xlink:href="https://ru.wikipedia.org/wiki/Шамалды-Сай">Шамалды-Сай</text:a></text:p>
          </table:table-cell>
        </table:table-row>
        <table:table-row table:style-name="ro4" table:number-rows-repeated="4">
          <table:table-cell table:style-name="Default" table:number-columns-repeated="2"/>
        </table:table-row>
        <table:table-row table:style-name="ro1">
          <table:table-cell table:style-name="ce1" office:value-type="string">
            <text:p>Киргизское</text:p>
            <text:p>название</text:p>
          </table:table-cell>
          <table:table-cell table:style-name="ce1" office:value-type="string">
            <text:p>Подчинённые</text:p>
            <text:p>айылные аймаки (а. а.), города и пгт<text:a xlink:href="https://ru.wikipedia.org/wiki/Административное_деление_Кыргызстана#cite_note-_8392f6c8a7e839bb-6">[6]</text:a></text:p>
          </table:table-cell>
        </table:table-row>
        <table:table-row table:style-name="ro3">
          <table:table-cell office:value-type="string">
            <text:p>Баткен району</text:p>
          </table:table-cell>
          <table:table-cell office:value-type="string">
            <text:p>Ак-Сайский а. а., Ак-Татырский а. а., Дарыинский а. а., Кара-Бакский а. а., Кара-Булакский а. а., Кыштутский а. а., Самаркандекский а. а., Сумбулинский а. а., Суу-Башынский а. а., Терт-Гюльский а. а., Тогуз-Булакский а. а.</text:p>
          </table:table-cell>
        </table:table-row>
        <table:table-row table:style-name="ro2">
          <table:table-cell office:value-type="string">
            <text:p>Кадамжай району</text:p>
          </table:table-cell>
          <table:table-cell table:style-name="ce3" office:value-type="string">
            <text:p>г. <text:a xlink:href="https://ru.wikipedia.org/wiki/Айдаркен">Айдаркен</text:a>, г. <text:a xlink:href="https://ru.wikipedia.org/wiki/Кадамжай">Кадамжай</text:a>, Абсамат-Масалиевский а. а., Ак-Турпакский а. а., Алгинский а. а., Бирликский а. а., Котормоский а. а., Кыргыз-Кыштакский а. а., Майданский а. а., Марказский а. а., Орозбековский а. а., Советский а. а., Уч-Коргонский а. а., Халмионский а. а., Чаувайский а. а.</text:p>
          </table:table-cell>
        </table:table-row>
        <table:table-row table:style-name="ro7">
          <table:table-cell office:value-type="string">
            <text:p>Лейлек району</text:p>
          </table:table-cell>
          <table:table-cell table:style-name="ce3" office:value-type="string">
            <text:p>г. <text:a xlink:href="https://ru.wikipedia.org/wiki/Исфана">Исфана</text:a>, Ак-Сууский а. а., Бешкентский а. а., Джаны-Джерский а. а., Катранский а. а., Кулундинский а. а., Лейлекский а. а., Маргунский а. а. Сумбулинский а.а.</text:p>
          </table:table-cell>
        </table:table-row>
        <table:table-row table:style-name="ro4">
          <table:table-cell office:value-type="string">
            <text:p>Баткен шаары</text:p>
          </table:table-cell>
          <table:table-cell table:style-name="ce6"/>
        </table:table-row>
        <table:table-row table:style-name="ro4">
          <table:table-cell office:value-type="string">
            <text:p>Кызылкыя шаары</text:p>
          </table:table-cell>
          <table:table-cell table:style-name="ce6"/>
        </table:table-row>
        <table:table-row table:style-name="ro4">
          <table:table-cell office:value-type="string">
            <text:p>Сүлүктү шаары</text:p>
          </table:table-cell>
          <table:table-cell table:style-name="ce4" office:value-type="string">
            <text:p>пгт <text:a xlink:href="https://ru.wikipedia.org/wiki/Восточный_(Кыргызстан)">Восточный</text:a>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4">04.02.2024</text:date>, <text:time>22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Sazhin</meta:initial-creator>
    <meta:creation-date>2024-02-01T21:40:09.15</meta:creation-date>
    <dc:date>2024-02-04T22:25:59.09</dc:date>
    <dc:creator>Max Sazhin</dc:creator>
    <meta:editing-duration>P2DT23H45M17S</meta:editing-duration>
    <meta:editing-cycles>1</meta:editing-cycles>
    <meta:document-statistic meta:table-count="3" meta:cell-count="93" meta:object-count="0"/>
    <meta:generator>OpenOffice/4.1.6$Win32 OpenOffice.org_project/416m1$Build-9790</meta:generator>
  </office:meta>
</office:document-meta>
</file>